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62f" officeooo:paragraph-rsid="0005f62f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5f62f" officeooo:paragraph-rsid="0005f62f" style:font-size-asian="13pt" style:font-weight-asian="bold" style:font-size-complex="13pt" style:font-weight-complex="bold"/>
    </style:style>
    <style:style style:name="T1" style:family="text">
      <style:text-properties officeooo:rsid="0007a8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ésentation groupe de TER :</text:p>
      <text:p text:style-name="P1"/>
      <text:p text:style-name="P1"><text:span text:style-name="T2">Nom </text:span>:<text:span text:style-name="T3">Mélodie Cassan :</text:span></text:p>
      <text:p text:style-name="P1"><text:span text:style-name="T2">Parcours </text:span>: Licence en Informatique</text:p>
      <text:p text:style-name="P1"><text:span text:style-name="T2">Compétences</text:span>: Programmation, python, adaptation facile à R, web</text:p>
      <text:p text:style-name="P1"><text:span text:style-name="T2">Motivation </text:span>: <text:span text:style-name="T1">Application de machine learning sur des données biologiques, augmentation de la maîtrise de R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6:45:57.708000000</meta:creation-date>
    <dc:date>2020-09-18T17:04:06.977000000</dc:date>
    <meta:editing-duration>PT7M29S</meta:editing-duration>
    <meta:editing-cycles>1</meta:editing-cycles>
    <meta:document-statistic meta:table-count="0" meta:image-count="0" meta:object-count="0" meta:page-count="1" meta:paragraph-count="5" meta:word-count="38" meta:character-count="251" meta:non-whitespace-character-count="218"/>
    <meta:generator>LibreOffice/6.2.4.2$Windows_X86_64 LibreOffice_project/2412653d852ce75f65fbfa83fb7e7b669a126d64</meta:generator>
  </office:meta>
</office:document-meta>
</file>